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cm"/>
    </style:style>
    <style:style style:name="co2" style:family="table-column">
      <style:table-column-properties fo:break-before="auto" style:column-width="4.001cm"/>
    </style:style>
    <style:style style:name="co3" style:family="table-column">
      <style:table-column-properties fo:break-before="auto" style:column-width="7.999cm"/>
    </style:style>
    <style:style style:name="co4" style:family="table-column">
      <style:table-column-properties fo:break-before="auto" style:column-width="3cm"/>
    </style:style>
    <style:style style:name="co5" style:family="table-column">
      <style:table-column-properties fo:break-before="auto" style:column-width="2.267cm"/>
    </style:style>
    <style:style style:name="ro1" style:family="table-row">
      <style:table-row-properties style:row-height="1.157cm" fo:break-before="auto" style:use-optimal-row-height="true"/>
    </style:style>
    <style:style style:name="ro2" style:family="table-row">
      <style:table-row-properties style:row-height="16.374cm" fo:break-before="auto" style:use-optimal-row-height="true"/>
    </style:style>
    <style:style style:name="ro3" style:family="table-row">
      <style:table-row-properties style:row-height="28.459cm" fo:break-before="auto" style:use-optimal-row-height="true"/>
    </style:style>
    <style:style style:name="ro4" style:family="table-row">
      <style:table-row-properties style:row-height="7.87cm" fo:break-before="auto" style:use-optimal-row-height="true"/>
    </style:style>
    <style:style style:name="ro5" style:family="table-row">
      <style:table-row-properties style:row-height="9.661cm" fo:break-before="auto" style:use-optimal-row-height="true"/>
    </style:style>
    <style:style style:name="ro6" style:family="table-row">
      <style:table-row-properties style:row-height="17.27cm" fo:break-before="auto" style:use-optimal-row-height="true"/>
    </style:style>
    <style:style style:name="ro7" style:family="table-row">
      <style:table-row-properties style:row-height="8.767cm" fo:break-before="auto" style:use-optimal-row-height="true"/>
    </style:style>
    <style:style style:name="ro8" style:family="table-row">
      <style:table-row-properties style:row-height="3.395cm" fo:break-before="auto" style:use-optimal-row-height="true"/>
    </style:style>
    <style:style style:name="ro9" style:family="table-row">
      <style:table-row-properties style:row-height="5.634cm" fo:break-before="auto" style:use-optimal-row-height="true"/>
    </style:style>
    <style:style style:name="ro10" style:family="table-row">
      <style:table-row-properties style:row-height="6.976cm" fo:break-before="auto" style:use-optimal-row-height="true"/>
    </style:style>
    <style:style style:name="ro11" style:family="table-row">
      <style:table-row-properties style:row-height="10.557cm" fo:break-before="auto" style:use-optimal-row-height="true"/>
    </style:style>
    <style:style style:name="ro12" style:family="table-row">
      <style:table-row-properties style:row-height="1.605cm" fo:break-before="auto" style:use-optimal-row-height="true"/>
    </style:style>
    <style:style style:name="ro13" style:family="table-row">
      <style:table-row-properties style:row-height="0.709cm" fo:break-before="auto" style:use-optimal-row-height="true"/>
    </style:style>
    <style:style style:name="ro14" style:family="table-row">
      <style:table-row-properties style:row-height="2.499cm" fo:break-before="auto" style:use-optimal-row-height="true"/>
    </style:style>
    <style:style style:name="ro15" style:family="table-row">
      <style:table-row-properties style:row-height="2.053cm" fo:break-before="auto" style:use-optimal-row-height="true"/>
    </style:style>
    <style:style style:name="ro16" style:family="table-row">
      <style:table-row-properties style:row-height="0.654cm" fo:break-before="auto" style:use-optimal-row-height="true"/>
    </style:style>
    <style:style style:name="ta1" style:family="table" style:master-page-name="Default">
      <style:table-properties table:display="true" style:writing-mode="lr-tb"/>
    </style:style>
  </office:automatic-styles>
  <office:body>
    <office:spreadsheet>
      <table:table table:name="Szenenliste"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 table:default-cell-style-name="Default"/>
        <table:table-column table:style-name="co3" table:number-columns-repeated="3" table:default-cell-style-name="Default"/>
        <table:table-column table:style-name="co1" table:number-columns-repeated="4" table:default-cell-style-name="Default"/>
        <table:table-column table:style-name="co4" table:number-columns-repeated="2" table:default-cell-style-name="Default"/>
        <table:table-column table:style-name="co2" table:number-columns-repeated="3" table:default-cell-style-name="Default"/>
        <table:table-column table:style-name="co5" table:number-columns-repeated="1002" table:default-cell-style-name="Default"/>
        <table:table-row table:style-name="ro1">
          <table:table-cell table:style-name="Heading" office:value-type="string">
            <text:p>Scene link</text:p>
          </table:table-cell>
          <table:table-cell table:style-name="Heading" office:value-type="string">
            <text:p>Scene title</text:p>
          </table:table-cell>
          <table:table-cell table:style-name="Heading" office:value-type="string">
            <text:p>Scene description</text:p>
          </table:table-cell>
          <table:table-cell table:style-name="Heading" office:value-type="string">
            <text:p>Tags</text:p>
          </table:table-cell>
          <table:table-cell table:style-name="Heading" office:value-type="string">
            <text:p>Scene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cene</text:p>
          </table:table-cell>
          <table:table-cell table:style-name="Heading" office:value-type="string">
            <text:p>Words total</text:p>
          </table:table-cell>
          <table:table-cell table:style-name="Heading" office:value-type="string">
            <text:p>Word count</text:p>
          </table:table-cell>
          <table:table-cell table:style-name="Heading" office:value-type="string">
            <text:p>Letter count</text:p>
          </table:table-cell>
          <table:table-cell table:style-name="Heading" office:value-type="string">
            <text:p>Status</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data/_scenelist/proofed_manuscript.odt#sc1%7Cregion&quot;;&quot;sc1&quot;)" office:value-type="string" office:string-value="sc1">
            <text:p>sc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office:value-type="string">
            <text:p>Hals wants something</text:p>
          </table:table-cell>
          <table:table-cell office:value-type="string">
            <text:p>There are obstacles.</text:p>
          </table:table-cell>
          <table:table-cell office:value-type="string">
            <text:p>A disaster.</text:p>
          </table:table-cell>
          <table:table-cell office:value-type="float" office:value="1">
            <text:p>1</text:p>
          </table:table-cell>
          <table:table-cell table:number-columns-repeated="2" office:value-type="float" office:value="375">
            <text:p>375</text:p>
          </table:table-cell>
          <table:table-cell office:value-type="float" office:value="2176">
            <text:p>2176</text:p>
          </table:table-cell>
          <table:table-cell office:value-type="string">
            <text:p>2nd Edit</text:p>
          </table:table-cell>
          <table:table-cell office:value-type="string">
            <text:p>Hal, Navcom, Vurdi, Brutus</text:p>
          </table:table-cell>
          <table:table-cell office:value-type="string">
            <text:p>Black Gull, Lamira Spaceport</text:p>
          </table:table-cell>
          <table:table-cell table:number-columns-repeated="1004"/>
        </table:table-row>
        <table:table-row table:style-name="ro3">
          <table:table-cell table:formula="of:=HYPERLINK(&quot;file:///C:/Users/Peter/Git/PyWriter/test/data/_scenelist/proofed_manuscript.odt#sc2%7Cregion&quot;;&quot;sc2&quot;)" office:value-type="string" office:string-value="sc2">
            <text:p>sc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table:number-columns-repeated="2"/>
          <table:table-cell office:value-type="string">
            <text:p>R</text:p>
          </table:table-cell>
          <table:table-cell office:value-type="string">
            <text:p>Hal is very upset.</text:p>
          </table:table-cell>
          <table:table-cell office:value-type="string">
            <text:p>This doesn‘t bring him anywhere.</text:p>
          </table:table-cell>
          <table:table-cell office:value-type="string">
            <text:p>He decides to become a grown-up.</text:p>
          </table:table-cell>
          <table:table-cell office:value-type="float" office:value="2">
            <text:p>2</text:p>
          </table:table-cell>
          <table:table-cell office:value-type="float" office:value="441">
            <text:p>441</text:p>
          </table:table-cell>
          <table:table-cell office:value-type="float" office:value="66">
            <text:p>66</text:p>
          </table:table-cell>
          <table:table-cell office:value-type="float" office:value="385">
            <text:p>385</text:p>
          </table:table-cell>
          <table:table-cell office:value-type="string">
            <text:p>2nd Edit</text:p>
          </table:table-cell>
          <table:table-cell office:value-type="string">
            <text:p>Jerling, Carina</text:p>
          </table:table-cell>
          <table:table-cell office:value-type="string">
            <text:p>Planet Forg, Jerling Enterprises</text:p>
          </table:table-cell>
          <table:table-cell table:number-columns-repeated="1004"/>
        </table:table-row>
        <table:table-row table:style-name="ro4">
          <table:table-cell table:formula="of:=HYPERLINK(&quot;file:///C:/Users/Peter/Git/PyWriter/test/data/_scenelist/proofed_manuscript.odt#sc3%7Cregion&quot;;&quot;sc3&quot;)" office:value-type="string" office:string-value="sc3">
            <text:p>sc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table:number-columns-repeated="2"/>
          <table:table-cell office:value-type="string">
            <text:p>A</text:p>
          </table:table-cell>
          <table:table-cell table:number-columns-repeated="3"/>
          <table:table-cell office:value-type="float" office:value="3">
            <text:p>3</text:p>
          </table:table-cell>
          <table:table-cell office:value-type="float" office:value="529">
            <text:p>529</text:p>
          </table:table-cell>
          <table:table-cell office:value-type="float" office:value="88">
            <text:p>88</text:p>
          </table:table-cell>
          <table:table-cell office:value-type="float" office:value="475">
            <text:p>475</text:p>
          </table:table-cell>
          <table:table-cell office:value-type="string">
            <text:p>2nd Edit</text:p>
          </table:table-cell>
          <table:table-cell office:value-type="string">
            <text:p>Hal, Navcom, Jerling</text:p>
          </table:table-cell>
          <table:table-cell office:value-type="string">
            <text:p>Black Gull</text:p>
          </table:table-cell>
          <table:table-cell table:number-columns-repeated="1004"/>
        </table:table-row>
        <table:table-row table:style-name="ro5">
          <table:table-cell table:formula="of:=HYPERLINK(&quot;file:///C:/Users/Peter/Git/PyWriter/test/data/_scenelist/proofed_manuscript.odt#sc4%7Cregion&quot;;&quot;sc4&quot;)" office:value-type="string" office:string-value="sc4">
            <text:p>sc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table:number-columns-repeated="2"/>
          <table:table-cell office:value-type="string">
            <text:p>A</text:p>
          </table:table-cell>
          <table:table-cell table:number-columns-repeated="3"/>
          <table:table-cell office:value-type="float" office:value="4">
            <text:p>4</text:p>
          </table:table-cell>
          <table:table-cell office:value-type="float" office:value="596">
            <text:p>596</text:p>
          </table:table-cell>
          <table:table-cell office:value-type="float" office:value="67">
            <text:p>67</text:p>
          </table:table-cell>
          <table:table-cell office:value-type="float" office:value="375">
            <text:p>375</text:p>
          </table:table-cell>
          <table:table-cell office:value-type="string">
            <text:p>2nd Edit</text:p>
          </table:table-cell>
          <table:table-cell office:value-type="string">
            <text:p>Hal, Clunk, Navcom</text:p>
          </table:table-cell>
          <table:table-cell office:value-type="string">
            <text:p>Black Gull</text:p>
          </table:table-cell>
          <table:table-cell table:number-columns-repeated="1004"/>
        </table:table-row>
        <table:table-row table:style-name="ro6">
          <table:table-cell table:formula="of:=HYPERLINK(&quot;file:///C:/Users/Peter/Git/PyWriter/test/data/_scenelist/proofed_manuscript.odt#sc5%7Cregion&quot;;&quot;sc5&quot;)" office:value-type="string" office:string-value="sc5">
            <text:p>sc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table:number-columns-repeated="2"/>
          <table:table-cell office:value-type="string">
            <text:p>A</text:p>
          </table:table-cell>
          <table:table-cell table:number-columns-repeated="3"/>
          <table:table-cell office:value-type="float" office:value="5">
            <text:p>5</text:p>
          </table:table-cell>
          <table:table-cell office:value-type="float" office:value="771">
            <text:p>771</text:p>
          </table:table-cell>
          <table:table-cell office:value-type="float" office:value="175">
            <text:p>175</text:p>
          </table:table-cell>
          <table:table-cell office:value-type="float" office:value="1042">
            <text:p>1042</text:p>
          </table:table-cell>
          <table:table-cell office:value-type="string">
            <text:p>2nd Edit</text:p>
          </table:table-cell>
          <table:table-cell office:value-type="string">
            <text:p>Hal</text:p>
          </table:table-cell>
          <table:table-cell office:value-type="string">
            <text:p>Lamira Spaceport</text:p>
          </table:table-cell>
          <table:table-cell table:number-columns-repeated="1004"/>
        </table:table-row>
        <table:table-row table:style-name="ro5">
          <table:table-cell table:formula="of:=HYPERLINK(&quot;file:///C:/Users/Peter/Git/PyWriter/test/data/_scenelist/proofed_manuscript.odt#sc6%7Cregion&quot;;&quot;sc6&quot;)" office:value-type="string" office:string-value="sc6">
            <text:p>sc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table:number-columns-repeated="2"/>
          <table:table-cell office:value-type="string">
            <text:p>A</text:p>
          </table:table-cell>
          <table:table-cell table:number-columns-repeated="3"/>
          <table:table-cell office:value-type="float" office:value="6">
            <text:p>6</text:p>
          </table:table-cell>
          <table:table-cell office:value-type="float" office:value="896">
            <text:p>896</text:p>
          </table:table-cell>
          <table:table-cell office:value-type="float" office:value="125">
            <text:p>125</text:p>
          </table:table-cell>
          <table:table-cell office:value-type="float" office:value="722">
            <text:p>722</text:p>
          </table:table-cell>
          <table:table-cell office:value-type="string">
            <text:p>2nd Edit</text:p>
          </table:table-cell>
          <table:table-cell office:value-type="string">
            <text:p>Clunk, Navcom</text:p>
          </table:table-cell>
          <table:table-cell office:value-type="string">
            <text:p>Black Gull</text:p>
          </table:table-cell>
          <table:table-cell table:number-columns-repeated="1004"/>
        </table:table-row>
        <table:table-row table:style-name="ro7">
          <table:table-cell table:formula="of:=HYPERLINK(&quot;file:///C:/Users/Peter/Git/PyWriter/test/data/_scenelist/proofed_manuscript.odt#sc7%7Cregion&quot;;&quot;sc7&quot;)" office:value-type="string" office:string-value="sc7">
            <text:p>sc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table:number-columns-repeated="2"/>
          <table:table-cell office:value-type="string">
            <text:p>A</text:p>
          </table:table-cell>
          <table:table-cell table:number-columns-repeated="3"/>
          <table:table-cell office:value-type="float" office:value="7">
            <text:p>7</text:p>
          </table:table-cell>
          <table:table-cell office:value-type="float" office:value="985">
            <text:p>985</text:p>
          </table:table-cell>
          <table:table-cell office:value-type="float" office:value="89">
            <text:p>89</text:p>
          </table:table-cell>
          <table:table-cell office:value-type="float" office:value="532">
            <text:p>532</text:p>
          </table:table-cell>
          <table:table-cell office:value-type="string">
            <text:p>2nd Edit</text:p>
          </table:table-cell>
          <table:table-cell office:value-type="string">
            <text:p>Hal, Portmaster</text:p>
          </table:table-cell>
          <table:table-cell table:number-columns-repeated="1005"/>
        </table:table-row>
        <table:table-row table:style-name="ro8">
          <table:table-cell table:formula="of:=HYPERLINK(&quot;file:///C:/Users/Peter/Git/PyWriter/test/data/_scenelist/proofed_manuscript.odt#sc8%7Cregion&quot;;&quot;sc8&quot;)" office:value-type="string" office:string-value="sc8">
            <text:p>sc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table:number-columns-repeated="2"/>
          <table:table-cell office:value-type="string">
            <text:p>A</text:p>
          </table:table-cell>
          <table:table-cell table:number-columns-repeated="3"/>
          <table:table-cell office:value-type="float" office:value="8">
            <text:p>8</text:p>
          </table:table-cell>
          <table:table-cell office:value-type="float" office:value="1059">
            <text:p>1059</text:p>
          </table:table-cell>
          <table:table-cell office:value-type="float" office:value="74">
            <text:p>74</text:p>
          </table:table-cell>
          <table:table-cell office:value-type="float" office:value="431">
            <text:p>431</text:p>
          </table:table-cell>
          <table:table-cell office:value-type="string">
            <text:p>2nd Edit</text:p>
          </table:table-cell>
          <table:table-cell office:value-type="string">
            <text:p>Clunk, Jerling, Hal, Navcom</text:p>
          </table:table-cell>
          <table:table-cell office:value-type="string">
            <text:p>Black Gull</text:p>
          </table:table-cell>
          <table:table-cell table:number-columns-repeated="1004"/>
        </table:table-row>
        <table:table-row table:style-name="ro9">
          <table:table-cell table:formula="of:=HYPERLINK(&quot;file:///C:/Users/Peter/Git/PyWriter/test/data/_scenelist/proofed_manuscript.odt#sc9%7Cregion&quot;;&quot;sc9&quot;)" office:value-type="string" office:string-value="sc9">
            <text:p>sc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table:number-columns-repeated="2"/>
          <table:table-cell office:value-type="string">
            <text:p>A</text:p>
          </table:table-cell>
          <table:table-cell table:number-columns-repeated="3"/>
          <table:table-cell office:value-type="float" office:value="9">
            <text:p>9</text:p>
          </table:table-cell>
          <table:table-cell office:value-type="float" office:value="1215">
            <text:p>1215</text:p>
          </table:table-cell>
          <table:table-cell office:value-type="float" office:value="156">
            <text:p>156</text:p>
          </table:table-cell>
          <table:table-cell office:value-type="float" office:value="839">
            <text:p>839</text:p>
          </table:table-cell>
          <table:table-cell office:value-type="string">
            <text:p>2nd Edit</text:p>
          </table:table-cell>
          <table:table-cell office:value-type="string">
            <text:p>Hal, Clunk, Portmaster</text:p>
          </table:table-cell>
          <table:table-cell table:number-columns-repeated="1005"/>
        </table:table-row>
        <table:table-row table:style-name="ro10">
          <table:table-cell table:formula="of:=HYPERLINK(&quot;file:///C:/Users/Peter/Git/PyWriter/test/data/_scenelist/proofed_manuscript.odt#sc10%7Cregion&quot;;&quot;sc10&quot;)" office:value-type="string" office:string-value="sc10">
            <text:p>sc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office:value-type="string">
            <text:p>Pinch Point</text:p>
          </table:table-cell>
          <table:table-cell/>
          <table:table-cell office:value-type="string">
            <text:p>A</text:p>
          </table:table-cell>
          <table:table-cell table:number-columns-repeated="3"/>
          <table:table-cell office:value-type="float" office:value="10">
            <text:p>10</text:p>
          </table:table-cell>
          <table:table-cell office:value-type="float" office:value="1249">
            <text:p>1249</text:p>
          </table:table-cell>
          <table:table-cell office:value-type="float" office:value="34">
            <text:p>34</text:p>
          </table:table-cell>
          <table:table-cell office:value-type="float" office:value="187">
            <text:p>187</text:p>
          </table:table-cell>
          <table:table-cell office:value-type="string">
            <text:p>2nd Edit</text:p>
          </table:table-cell>
          <table:table-cell office:value-type="string">
            <text:p>Clunk, Navcom</text:p>
          </table:table-cell>
          <table:table-cell table:number-columns-repeated="1005"/>
        </table:table-row>
        <table:table-row table:style-name="ro8">
          <table:table-cell table:formula="of:=HYPERLINK(&quot;file:///C:/Users/Peter/Git/PyWriter/test/data/_scenelist/proofed_manuscript.odt#sc12%7Cregion&quot;;&quot;sc12&quot;)" office:value-type="string" office:string-value="sc12">
            <text:p>sc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text:s/>Goes aboard, seals the ship and gets the engines going. Discovers the winch has been lowered, presses the button to raise it. Prepares ship for takeoff and takes his seat.</text:p>
          </table:table-cell>
          <table:table-cell table:number-columns-repeated="2"/>
          <table:table-cell office:value-type="string">
            <text:p>A</text:p>
          </table:table-cell>
          <table:table-cell table:number-columns-repeated="3"/>
          <table:table-cell office:value-type="float" office:value="11">
            <text:p>1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1">
          <table:table-cell table:formula="of:=HYPERLINK(&quot;file:///C:/Users/Peter/Git/PyWriter/test/data/_scenelist/proofed_manuscript.odt#sc15%7Cregion&quot;;&quot;sc15&quot;)" office:value-type="string" office:string-value="sc15">
            <text:p>sc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table:number-columns-repeated="2"/>
          <table:table-cell office:value-type="string">
            <text:p>A</text:p>
          </table:table-cell>
          <table:table-cell table:number-columns-repeated="3"/>
          <table:table-cell office:value-type="float" office:value="12">
            <text:p>1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17%7Cregion&quot;;&quot;sc17&quot;)" office:value-type="string" office:string-value="sc17">
            <text:p>sc17</text:p>
          </table:table-cell>
          <table:table-cell office:value-type="string">
            <text:p>Climb up rope to safety. Back in ship for hyperspace.</text:p>
          </table:table-cell>
          <table:table-cell office:value-type="string">
            <text:p>Spoiler ends here.</text:p>
          </table:table-cell>
          <table:table-cell table:number-columns-repeated="2"/>
          <table:table-cell office:value-type="string">
            <text:p>A</text:p>
          </table:table-cell>
          <table:table-cell table:number-columns-repeated="3"/>
          <table:table-cell office:value-type="float" office:value="13">
            <text:p>1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9%7Cregion&quot;;&quot;sc19&quot;)" office:value-type="string" office:string-value="sc19">
            <text:p>sc19</text:p>
          </table:table-cell>
          <table:table-cell office:value-type="string">
            <text:p>In his office. Gordon OKs the deal</text:p>
          </table:table-cell>
          <table:table-cell table:number-columns-repeated="3"/>
          <table:table-cell office:value-type="string">
            <text:p>A</text:p>
          </table:table-cell>
          <table:table-cell table:number-columns-repeated="3"/>
          <table:table-cell office:value-type="float" office:value="14">
            <text:p>1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22%7Cregion&quot;;&quot;sc22&quot;)" office:value-type="string" office:string-value="sc22">
            <text:p>sc22</text:p>
          </table:table-cell>
          <table:table-cell office:value-type="string">
            <text:p>Exits the ship to meet Bevan</text:p>
          </table:table-cell>
          <table:table-cell table:number-columns-repeated="3"/>
          <table:table-cell office:value-type="string">
            <text:p>A</text:p>
          </table:table-cell>
          <table:table-cell table:number-columns-repeated="3"/>
          <table:table-cell office:value-type="float" office:value="15">
            <text:p>1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25%7Cregion&quot;;&quot;sc25&quot;)" office:value-type="string" office:string-value="sc25">
            <text:p>sc25</text:p>
          </table:table-cell>
          <table:table-cell office:value-type="string">
            <text:p>Getting food out. Frozen puddings.</text:p>
          </table:table-cell>
          <table:table-cell table:number-columns-repeated="3"/>
          <table:table-cell office:value-type="string">
            <text:p>A</text:p>
          </table:table-cell>
          <table:table-cell table:number-columns-repeated="3"/>
          <table:table-cell office:value-type="float" office:value="16">
            <text:p>1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3">
          <table:table-cell table:formula="of:=HYPERLINK(&quot;file:///C:/Users/Peter/Git/PyWriter/test/data/_scenelist/proofed_manuscript.odt#sc27%7Cregion&quot;;&quot;sc27&quot;)" office:value-type="string" office:string-value="sc27">
            <text:p>sc27</text:p>
          </table:table-cell>
          <table:table-cell office:value-type="string">
            <text:p>Says goodbye to Clunk</text:p>
          </table:table-cell>
          <table:table-cell table:number-columns-repeated="3"/>
          <table:table-cell office:value-type="string">
            <text:p>A</text:p>
          </table:table-cell>
          <table:table-cell table:number-columns-repeated="3"/>
          <table:table-cell office:value-type="float" office:value="17">
            <text:p>1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29%7Cregion&quot;;&quot;sc29&quot;)" office:value-type="string" office:string-value="sc29">
            <text:p>sc29</text:p>
          </table:table-cell>
          <table:table-cell office:value-type="string">
            <text:p>Hal depressed. No escape from here.</text:p>
          </table:table-cell>
          <table:table-cell table:number-columns-repeated="3"/>
          <table:table-cell office:value-type="string">
            <text:p>A</text:p>
          </table:table-cell>
          <table:table-cell table:number-columns-repeated="3"/>
          <table:table-cell office:value-type="float" office:value="18">
            <text:p>1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31%7Cregion&quot;;&quot;sc31&quot;)" office:value-type="string" office:string-value="sc31">
            <text:p>sc31</text:p>
          </table:table-cell>
          <table:table-cell office:value-type="string">
            <text:p>Lighten the ship. Preparing for liftoff.</text:p>
          </table:table-cell>
          <table:table-cell table:number-columns-repeated="3"/>
          <table:table-cell office:value-type="string">
            <text:p>A</text:p>
          </table:table-cell>
          <table:table-cell table:number-columns-repeated="3"/>
          <table:table-cell office:value-type="float" office:value="19">
            <text:p>1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4">
          <table:table-cell table:formula="of:=HYPERLINK(&quot;file:///C:/Users/Peter/Git/PyWriter/test/data/_scenelist/proofed_manuscript.odt#sc34%7Cregion&quot;;&quot;sc34&quot;)" office:value-type="string" office:string-value="sc34">
            <text:p>sc34</text:p>
          </table:table-cell>
          <table:table-cell office:value-type="string">
            <text:p>Karl and Terry awaiting Hal. They take a call from their spy, intercept is at the orbiter.</text:p>
          </table:table-cell>
          <table:table-cell table:number-columns-repeated="3"/>
          <table:table-cell office:value-type="string">
            <text:p>A</text:p>
          </table:table-cell>
          <table:table-cell table:number-columns-repeated="3"/>
          <table:table-cell office:value-type="float" office:value="20">
            <text:p>2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3">
          <table:table-cell table:formula="of:=HYPERLINK(&quot;file:///C:/Users/Peter/Git/PyWriter/test/data/_scenelist/proofed_manuscript.odt#sc38%7Cregion&quot;;&quot;sc38&quot;)" office:value-type="string" office:string-value="sc38">
            <text:p>sc38</text:p>
          </table:table-cell>
          <table:table-cell office:value-type="string">
            <text:p>Karl waiting impatiently</text:p>
          </table:table-cell>
          <table:table-cell/>
          <table:table-cell office:value-type="string">
            <text:p>Plot Point</text:p>
          </table:table-cell>
          <table:table-cell/>
          <table:table-cell office:value-type="string">
            <text:p>A</text:p>
          </table:table-cell>
          <table:table-cell table:number-columns-repeated="3"/>
          <table:table-cell office:value-type="float" office:value="21">
            <text:p>2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40%7Cregion&quot;;&quot;sc40&quot;)" office:value-type="string" office:string-value="sc40">
            <text:p>sc40</text:p>
          </table:table-cell>
          <table:table-cell office:value-type="string">
            <text:p>Karl and Terry confused about 'Chunk'</text:p>
          </table:table-cell>
          <table:table-cell table:number-columns-repeated="3"/>
          <table:table-cell office:value-type="string">
            <text:p>A</text:p>
          </table:table-cell>
          <table:table-cell table:number-columns-repeated="3"/>
          <table:table-cell office:value-type="float" office:value="22">
            <text:p>2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43%7Cregion&quot;;&quot;sc43&quot;)" office:value-type="string" office:string-value="sc43">
            <text:p>sc43</text:p>
          </table:table-cell>
          <table:table-cell office:value-type="string">
            <text:p>Clunk slips out the back.</text:p>
          </table:table-cell>
          <table:table-cell table:number-columns-repeated="3"/>
          <table:table-cell office:value-type="string">
            <text:p>A</text:p>
          </table:table-cell>
          <table:table-cell table:number-columns-repeated="3"/>
          <table:table-cell office:value-type="float" office:value="23">
            <text:p>2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45%7Cregion&quot;;&quot;sc45&quot;)" office:value-type="string" office:string-value="sc45">
            <text:p>sc45</text:p>
          </table:table-cell>
          <table:table-cell office:value-type="string">
            <text:p>Karl and Terry waiting.</text:p>
          </table:table-cell>
          <table:table-cell table:number-columns-repeated="3"/>
          <table:table-cell office:value-type="string">
            <text:p>A</text:p>
          </table:table-cell>
          <table:table-cell table:number-columns-repeated="3"/>
          <table:table-cell office:value-type="float" office:value="24">
            <text:p>2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3">
          <table:table-cell table:formula="of:=HYPERLINK(&quot;file:///C:/Users/Peter/Git/PyWriter/test/data/_scenelist/proofed_manuscript.odt#sc47%7Cregion&quot;;&quot;sc47&quot;)" office:value-type="string" office:string-value="sc47">
            <text:p>sc47</text:p>
          </table:table-cell>
          <table:table-cell office:value-type="string">
            <text:p>Clunk in orbit</text:p>
          </table:table-cell>
          <table:table-cell table:number-columns-repeated="3"/>
          <table:table-cell office:value-type="string">
            <text:p>A</text:p>
          </table:table-cell>
          <table:table-cell table:number-columns-repeated="3"/>
          <table:table-cell office:value-type="float" office:value="25">
            <text:p>2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49%7Cregion&quot;;&quot;sc49&quot;)" office:value-type="string" office:string-value="sc49">
            <text:p>sc49</text:p>
          </table:table-cell>
          <table:table-cell office:value-type="string">
            <text:p>Clunk uses cylinder</text:p>
          </table:table-cell>
          <table:table-cell table:number-columns-repeated="3"/>
          <table:table-cell office:value-type="string">
            <text:p>A</text:p>
          </table:table-cell>
          <table:table-cell table:number-columns-repeated="3"/>
          <table:table-cell office:value-type="float" office:value="26">
            <text:p>2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51%7Cregion&quot;;&quot;sc51&quot;)" office:value-type="string" office:string-value="sc51">
            <text:p>sc51</text:p>
          </table:table-cell>
          <table:table-cell office:value-type="string">
            <text:p>Terry places the 'bomb'</text:p>
          </table:table-cell>
          <table:table-cell table:number-columns-repeated="3"/>
          <table:table-cell office:value-type="string">
            <text:p>A</text:p>
          </table:table-cell>
          <table:table-cell table:number-columns-repeated="3"/>
          <table:table-cell office:value-type="float" office:value="27">
            <text:p>2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Terry</text:p>
          </table:table-cell>
          <table:table-cell table:number-columns-repeated="1005"/>
        </table:table-row>
        <table:table-row table:style-name="ro13">
          <table:table-cell table:formula="of:=HYPERLINK(&quot;file:///C:/Users/Peter/Git/PyWriter/test/data/_scenelist/proofed_manuscript.odt#sc53%7Cregion&quot;;&quot;sc53&quot;)" office:value-type="string" office:string-value="sc53">
            <text:p>sc53</text:p>
          </table:table-cell>
          <table:table-cell office:value-type="string">
            <text:p>Hal buys food</text:p>
          </table:table-cell>
          <table:table-cell table:number-columns-repeated="3"/>
          <table:table-cell office:value-type="string">
            <text:p>A</text:p>
          </table:table-cell>
          <table:table-cell table:number-columns-repeated="3"/>
          <table:table-cell office:value-type="float" office:value="28">
            <text:p>2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55%7Cregion&quot;;&quot;sc55&quot;)" office:value-type="string" office:string-value="sc55">
            <text:p>sc55</text:p>
          </table:table-cell>
          <table:table-cell office:value-type="string">
            <text:p>Karl leaves a note, takes Clunk.</text:p>
          </table:table-cell>
          <table:table-cell table:number-columns-repeated="3"/>
          <table:table-cell office:value-type="string">
            <text:p>A</text:p>
          </table:table-cell>
          <table:table-cell table:number-columns-repeated="3"/>
          <table:table-cell office:value-type="float" office:value="29">
            <text:p>2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57%7Cregion&quot;;&quot;sc57&quot;)" office:value-type="string" office:string-value="sc57">
            <text:p>sc57</text:p>
          </table:table-cell>
          <table:table-cell office:value-type="string">
            <text:p>Hal about to hyperspace.</text:p>
          </table:table-cell>
          <table:table-cell table:number-columns-repeated="3"/>
          <table:table-cell office:value-type="string">
            <text:p>A</text:p>
          </table:table-cell>
          <table:table-cell table:number-columns-repeated="3"/>
          <table:table-cell office:value-type="float" office:value="30">
            <text:p>3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60%7Cregion&quot;;&quot;sc60&quot;)" office:value-type="string" office:string-value="sc60">
            <text:p>sc60</text:p>
          </table:table-cell>
          <table:table-cell office:value-type="string">
            <text:p>Hal gets real Jerling's call. Has to get cargo and robot back.</text:p>
          </table:table-cell>
          <table:table-cell table:number-columns-repeated="3"/>
          <table:table-cell office:value-type="string">
            <text:p>A</text:p>
          </table:table-cell>
          <table:table-cell table:number-columns-repeated="3"/>
          <table:table-cell office:value-type="float" office:value="31">
            <text:p>3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62%7Cregion&quot;;&quot;sc62&quot;)" office:value-type="string" office:string-value="sc62">
            <text:p>sc62</text:p>
          </table:table-cell>
          <table:table-cell office:value-type="string">
            <text:p>Hal sets course for Forg.</text:p>
          </table:table-cell>
          <table:table-cell table:number-columns-repeated="3"/>
          <table:table-cell office:value-type="string">
            <text:p>A</text:p>
          </table:table-cell>
          <table:table-cell table:number-columns-repeated="3"/>
          <table:table-cell office:value-type="float" office:value="32">
            <text:p>3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64%7Cregion&quot;;&quot;sc64&quot;)" office:value-type="string" office:string-value="sc64">
            <text:p>sc64</text:p>
          </table:table-cell>
          <table:table-cell office:value-type="string">
            <text:p>Land on Forg, in rubbish.</text:p>
          </table:table-cell>
          <table:table-cell table:number-columns-repeated="3"/>
          <table:table-cell office:value-type="string">
            <text:p>A</text:p>
          </table:table-cell>
          <table:table-cell table:number-columns-repeated="3"/>
          <table:table-cell office:value-type="float" office:value="33">
            <text:p>3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4">
          <table:table-cell table:formula="of:=HYPERLINK(&quot;file:///C:/Users/Peter/Git/PyWriter/test/data/_scenelist/proofed_manuscript.odt#sc66%7Cregion&quot;;&quot;sc66&quot;)" office:value-type="string" office:string-value="sc66">
            <text:p>sc66</text:p>
          </table:table-cell>
          <table:table-cell office:value-type="string">
            <text:p>Hal rents a car in Jerling's name and heads towards Forgberg and the Casino.</text:p>
          </table:table-cell>
          <table:table-cell table:number-columns-repeated="3"/>
          <table:table-cell office:value-type="string">
            <text:p>A</text:p>
          </table:table-cell>
          <table:table-cell table:number-columns-repeated="3"/>
          <table:table-cell office:value-type="float" office:value="34">
            <text:p>3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68%7Cregion&quot;;&quot;sc68&quot;)" office:value-type="string" office:string-value="sc68">
            <text:p>sc68</text:p>
          </table:table-cell>
          <table:table-cell office:value-type="string">
            <text:p>Hal after almost running Clunk down. Picks him up.</text:p>
          </table:table-cell>
          <table:table-cell table:number-columns-repeated="3"/>
          <table:table-cell office:value-type="string">
            <text:p>A</text:p>
          </table:table-cell>
          <table:table-cell table:number-columns-repeated="3"/>
          <table:table-cell office:value-type="float" office:value="35">
            <text:p>3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71%7Cregion&quot;;&quot;sc71&quot;)" office:value-type="string" office:string-value="sc71">
            <text:p>sc71</text:p>
          </table:table-cell>
          <table:table-cell office:value-type="string">
            <text:p>Find car, go to find clothes.</text:p>
          </table:table-cell>
          <table:table-cell table:number-columns-repeated="3"/>
          <table:table-cell office:value-type="string">
            <text:p>A</text:p>
          </table:table-cell>
          <table:table-cell table:number-columns-repeated="3"/>
          <table:table-cell office:value-type="float" office:value="36">
            <text:p>3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3">
          <table:table-cell table:formula="of:=HYPERLINK(&quot;file:///C:/Users/Peter/Git/PyWriter/test/data/_scenelist/proofed_manuscript.odt#sc74%7Cregion&quot;;&quot;sc74&quot;)" office:value-type="string" office:string-value="sc74">
            <text:p>sc74</text:p>
          </table:table-cell>
          <table:table-cell office:value-type="string">
            <text:p>Hal sells Clunk</text:p>
          </table:table-cell>
          <table:table-cell table:number-columns-repeated="3"/>
          <table:table-cell office:value-type="string">
            <text:p>A</text:p>
          </table:table-cell>
          <table:table-cell table:number-columns-repeated="3"/>
          <table:table-cell office:value-type="float" office:value="37">
            <text:p>3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77%7Cregion&quot;;&quot;sc77&quot;)" office:value-type="string" office:string-value="sc77">
            <text:p>sc77</text:p>
          </table:table-cell>
          <table:table-cell office:value-type="string">
            <text:p>Hal annoyed at Clunk for buying only the best.</text:p>
          </table:table-cell>
          <table:table-cell table:number-columns-repeated="3"/>
          <table:table-cell office:value-type="string">
            <text:p>A</text:p>
          </table:table-cell>
          <table:table-cell table:number-columns-repeated="3"/>
          <table:table-cell office:value-type="float" office:value="38">
            <text:p>3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79%7Cregion&quot;;&quot;sc79&quot;)" office:value-type="string" office:string-value="sc79">
            <text:p>sc79</text:p>
          </table:table-cell>
          <table:table-cell office:value-type="string">
            <text:p>Clunk gambling. Fight with human couple.</text:p>
          </table:table-cell>
          <table:table-cell table:number-columns-repeated="3"/>
          <table:table-cell office:value-type="string">
            <text:p>A</text:p>
          </table:table-cell>
          <table:table-cell table:number-columns-repeated="3"/>
          <table:table-cell office:value-type="float" office:value="39">
            <text:p>3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2">
          <table:table-cell table:formula="of:=HYPERLINK(&quot;file:///C:/Users/Peter/Git/PyWriter/test/data/_scenelist/proofed_manuscript.odt#sc81%7Cregion&quot;;&quot;sc81&quot;)" office:value-type="string" office:string-value="sc81">
            <text:p>sc81</text:p>
          </table:table-cell>
          <table:table-cell office:value-type="string">
            <text:p>Sitting on the steps, battered and bruised. Limo arrives for Karl.</text:p>
          </table:table-cell>
          <table:table-cell table:number-columns-repeated="3"/>
          <table:table-cell office:value-type="string">
            <text:p>A</text:p>
          </table:table-cell>
          <table:table-cell table:number-columns-repeated="3"/>
          <table:table-cell office:value-type="float" office:value="40">
            <text:p>4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84%7Cregion&quot;;&quot;sc84&quot;)" office:value-type="string" office:string-value="sc84">
            <text:p>sc84</text:p>
          </table:table-cell>
          <table:table-cell office:value-type="string">
            <text:p>Clunk travelling on the back of Karl's limo</text:p>
          </table:table-cell>
          <table:table-cell table:number-columns-repeated="3"/>
          <table:table-cell office:value-type="string">
            <text:p>A</text:p>
          </table:table-cell>
          <table:table-cell table:number-columns-repeated="3"/>
          <table:table-cell office:value-type="float" office:value="41">
            <text:p>4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86%7Cregion&quot;;&quot;sc86&quot;)" office:value-type="string" office:string-value="sc86">
            <text:p>sc86</text:p>
          </table:table-cell>
          <table:table-cell office:value-type="string">
            <text:p>Clunk sees Hal catching up again. Limo stops.</text:p>
          </table:table-cell>
          <table:table-cell table:number-columns-repeated="3"/>
          <table:table-cell office:value-type="string">
            <text:p>A</text:p>
          </table:table-cell>
          <table:table-cell table:number-columns-repeated="3"/>
          <table:table-cell office:value-type="float" office:value="42">
            <text:p>4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89%7Cregion&quot;;&quot;sc89&quot;)" office:value-type="string" office:string-value="sc89">
            <text:p>sc89</text:p>
          </table:table-cell>
          <table:table-cell office:value-type="string">
            <text:p>Clunk uploads the Navcom into the ship.</text:p>
          </table:table-cell>
          <table:table-cell table:number-columns-repeated="3"/>
          <table:table-cell office:value-type="string">
            <text:p>A</text:p>
          </table:table-cell>
          <table:table-cell table:number-columns-repeated="3"/>
          <table:table-cell office:value-type="float" office:value="43">
            <text:p>4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5">
          <table:table-cell table:formula="of:=HYPERLINK(&quot;file:///C:/Users/Peter/Git/PyWriter/test/data/_scenelist/proofed_manuscript.odt#sc92%7Cregion&quot;;&quot;sc92&quot;)" office:value-type="string" office:string-value="sc92">
            <text:p>sc92</text:p>
          </table:table-cell>
          <table:table-cell office:value-type="string">
            <text:p>The shop robots want Clunk to escape with them. Mention Hal's capture.</text:p>
          </table:table-cell>
          <table:table-cell table:number-columns-repeated="3"/>
          <table:table-cell office:value-type="string">
            <text:p>A</text:p>
          </table:table-cell>
          <table:table-cell table:number-columns-repeated="3"/>
          <table:table-cell office:value-type="float" office:value="44">
            <text:p>4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2">
          <table:table-cell table:formula="of:=HYPERLINK(&quot;file:///C:/Users/Peter/Git/PyWriter/test/data/_scenelist/proofed_manuscript.odt#sc94%7Cregion&quot;;&quot;sc94&quot;)" office:value-type="string" office:string-value="sc94">
            <text:p>sc94</text:p>
          </table:table-cell>
          <table:table-cell office:value-type="string">
            <text:p>Clunk steals armoured car, drives it into the house.</text:p>
          </table:table-cell>
          <table:table-cell table:number-columns-repeated="3"/>
          <table:table-cell office:value-type="string">
            <text:p>A</text:p>
          </table:table-cell>
          <table:table-cell table:number-columns-repeated="3"/>
          <table:table-cell office:value-type="float" office:value="45">
            <text:p>4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
          <table:table-cell table:formula="of:=HYPERLINK(&quot;file:///C:/Users/Peter/Git/PyWriter/test/data/_scenelist/proofed_manuscript.odt#sc96%7Cregion&quot;;&quot;sc96&quot;)" office:value-type="string" office:string-value="sc96">
            <text:p>sc96</text:p>
          </table:table-cell>
          <table:table-cell office:value-type="string">
            <text:p>Karl and Terry take the limo</text:p>
          </table:table-cell>
          <table:table-cell table:number-columns-repeated="3"/>
          <table:table-cell office:value-type="string">
            <text:p>A</text:p>
          </table:table-cell>
          <table:table-cell table:number-columns-repeated="3"/>
          <table:table-cell office:value-type="float" office:value="46">
            <text:p>4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5">
          <table:table-cell table:formula="of:=HYPERLINK(&quot;file:///C:/Users/Peter/Git/PyWriter/test/data/_scenelist/proofed_manuscript.odt#sc98%7Cregion&quot;;&quot;sc98&quot;)" office:value-type="string" office:string-value="sc98">
            <text:p>sc98</text:p>
          </table:table-cell>
          <table:table-cell office:value-type="string">
            <text:p>Karl and Terry overtake and head for Spaceport. Looking for Volante.</text:p>
          </table:table-cell>
          <table:table-cell table:number-columns-repeated="3"/>
          <table:table-cell office:value-type="string">
            <text:p>A</text:p>
          </table:table-cell>
          <table:table-cell table:number-columns-repeated="3"/>
          <table:table-cell office:value-type="float" office:value="47">
            <text:p>47</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
          <table:table-cell table:formula="of:=HYPERLINK(&quot;file:///C:/Users/Peter/Git/PyWriter/test/data/_scenelist/proofed_manuscript.odt#sc101%7Cregion&quot;;&quot;sc101&quot;)" office:value-type="string" office:string-value="sc101">
            <text:p>sc101</text:p>
          </table:table-cell>
          <table:table-cell office:value-type="string">
            <text:p>Hal and Clunk fleeing in Gull</text:p>
          </table:table-cell>
          <table:table-cell table:number-columns-repeated="3"/>
          <table:table-cell office:value-type="string">
            <text:p>A</text:p>
          </table:table-cell>
          <table:table-cell table:number-columns-repeated="3"/>
          <table:table-cell office:value-type="float" office:value="48">
            <text:p>48</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03%7Cregion&quot;;&quot;sc103&quot;)" office:value-type="string" office:string-value="sc103">
            <text:p>sc103</text:p>
          </table:table-cell>
          <table:table-cell office:value-type="string">
            <text:p>Clunk wants to throw stuff at the flyer</text:p>
          </table:table-cell>
          <table:table-cell table:number-columns-repeated="3"/>
          <table:table-cell office:value-type="string">
            <text:p>A</text:p>
          </table:table-cell>
          <table:table-cell table:number-columns-repeated="3"/>
          <table:table-cell office:value-type="float" office:value="49">
            <text:p>49</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05%7Cregion&quot;;&quot;sc105&quot;)" office:value-type="string" office:string-value="sc105">
            <text:p>sc105</text:p>
          </table:table-cell>
          <table:table-cell office:value-type="string">
            <text:p>Hal fetches the puddings.</text:p>
          </table:table-cell>
          <table:table-cell table:number-columns-repeated="3"/>
          <table:table-cell office:value-type="string">
            <text:p>A</text:p>
          </table:table-cell>
          <table:table-cell table:number-columns-repeated="3"/>
          <table:table-cell office:value-type="float" office:value="50">
            <text:p>50</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108%7Cregion&quot;;&quot;sc108&quot;)" office:value-type="string" office:string-value="sc108">
            <text:p>sc108</text:p>
          </table:table-cell>
          <table:table-cell office:value-type="string">
            <text:p>Hal yells at Jerling, then cargo arrives on truck.</text:p>
          </table:table-cell>
          <table:table-cell table:number-columns-repeated="3"/>
          <table:table-cell office:value-type="string">
            <text:p>A</text:p>
          </table:table-cell>
          <table:table-cell table:number-columns-repeated="3"/>
          <table:table-cell office:value-type="float" office:value="51">
            <text:p>51</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10%7Cregion&quot;;&quot;sc110&quot;)" office:value-type="string" office:string-value="sc110">
            <text:p>sc110</text:p>
          </table:table-cell>
          <table:table-cell office:value-type="string">
            <text:p>Clunk outside, depressed.</text:p>
          </table:table-cell>
          <table:table-cell table:number-columns-repeated="3"/>
          <table:table-cell office:value-type="string">
            <text:p>A</text:p>
          </table:table-cell>
          <table:table-cell table:number-columns-repeated="3"/>
          <table:table-cell office:value-type="float" office:value="52">
            <text:p>52</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table:number-columns-repeated="1005"/>
        </table:table-row>
        <table:table-row table:style-name="ro13">
          <table:table-cell table:formula="of:=HYPERLINK(&quot;file:///C:/Users/Peter/Git/PyWriter/test/data/_scenelist/proofed_manuscript.odt#sc112%7Cregion&quot;;&quot;sc112&quot;)" office:value-type="string" office:string-value="sc112">
            <text:p>sc112</text:p>
          </table:table-cell>
          <table:table-cell office:value-type="string">
            <text:p>Karl bursts in, armed.</text:p>
          </table:table-cell>
          <table:table-cell table:number-columns-repeated="3"/>
          <table:table-cell office:value-type="string">
            <text:p>A</text:p>
          </table:table-cell>
          <table:table-cell table:number-columns-repeated="3"/>
          <table:table-cell office:value-type="float" office:value="53">
            <text:p>53</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2">
          <table:table-cell table:formula="of:=HYPERLINK(&quot;file:///C:/Users/Peter/Git/PyWriter/test/data/_scenelist/proofed_manuscript.odt#sc114%7Cregion&quot;;&quot;sc114&quot;)" office:value-type="string" office:string-value="sc114">
            <text:p>sc114</text:p>
          </table:table-cell>
          <table:table-cell office:value-type="string">
            <text:p>Terry ties Hal in hold, leaves back doors open.</text:p>
          </table:table-cell>
          <table:table-cell table:number-columns-repeated="3"/>
          <table:table-cell office:value-type="string">
            <text:p>A</text:p>
          </table:table-cell>
          <table:table-cell table:number-columns-repeated="3"/>
          <table:table-cell office:value-type="float" office:value="54">
            <text:p>54</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16%7Cregion&quot;;&quot;sc116&quot;)" office:value-type="string" office:string-value="sc116">
            <text:p>sc116</text:p>
          </table:table-cell>
          <table:table-cell office:value-type="string">
            <text:p>Hal dodges Brutus, escapes the hold.</text:p>
          </table:table-cell>
          <table:table-cell table:number-columns-repeated="3"/>
          <table:table-cell office:value-type="string">
            <text:p>A</text:p>
          </table:table-cell>
          <table:table-cell table:number-columns-repeated="3"/>
          <table:table-cell office:value-type="float" office:value="55">
            <text:p>55</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table:number-columns-repeated="1005"/>
        </table:table-row>
        <table:table-row table:style-name="ro1">
          <table:table-cell table:formula="of:=HYPERLINK(&quot;file:///C:/Users/Peter/Git/PyWriter/test/data/_scenelist/proofed_manuscript.odt#sc119%7Cregion&quot;;&quot;sc119&quot;)" office:value-type="string" office:string-value="sc119">
            <text:p>sc119</text:p>
          </table:table-cell>
          <table:table-cell office:value-type="string">
            <text:p>Black Gull hyperspaces to oblivion</text:p>
          </table:table-cell>
          <table:table-cell table:number-columns-repeated="3"/>
          <table:table-cell office:value-type="string">
            <text:p>A</text:p>
          </table:table-cell>
          <table:table-cell table:number-columns-repeated="3"/>
          <table:table-cell office:value-type="float" office:value="56">
            <text:p>56</text:p>
          </table:table-cell>
          <table:table-cell office:value-type="float" office:value="1249">
            <text:p>1249</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table:number-columns-repeated="1005"/>
        </table:table-row>
        <table:table-row table:style-name="ro16" table:number-rows-repeated="1048518">
          <table:table-cell table:number-columns-repeated="1020"/>
        </table:table-row>
        <table:table-row table:style-name="ro16">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2-09">09.12.2023</text:date>, <text:time>13:29:2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3-02-03T20:05:33Z</meta:creation-date>
    <dc:date>2023-12-09T13:29:27.79</dc:date>
    <meta:editing-duration>PT2M16S</meta:editing-duration>
    <meta:editing-cycles>3</meta:editing-cycles>
    <meta:document-statistic meta:table-count="1" meta:cell-count="551" meta:object-count="0"/>
  </office:meta>
</office:document-meta>
</file>